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874cm" style:use-optimal-column-width="false"/>
    </style:style>
    <style:style style:name="co2" style:family="table-column">
      <style:table-column-properties style:column-width="67.835cm" style:use-optimal-column-width="false"/>
    </style:style>
    <style:style style:name="co3" style:family="table-column">
      <style:table-column-properties style:column-width="66.153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137.743cm" style:use-optimal-column-width="false"/>
    </style:style>
    <style:style style:name="co6" style:family="table-column">
      <style:table-column-properties style:column-width="134.42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Tahoma" style:font-size-complex="180pt" style:font-weight-complex="normal"/>
    </style:style>
    <style:style style:name="ce4" style:family="table-cell">
      <loext:graphic-properties draw:textarea-vertical-align="middle"/>
      <style:paragraph-properties fo:text-align="center"/>
      <style:text-properties style:font-name="Tahoma" fo:font-size="180pt" fo:font-weight="normal" style:font-size-asian="180pt" style:font-weight-asian="normal" style:font-name-complex="Tahoma" style:font-size-complex="180pt" style:font-weight-complex="normal"/>
    </style:style>
    <style:style style:name="ce5" style:family="table-cell">
      <loext:graphic-properties draw:textarea-vertical-align="middle"/>
      <style:paragraph-properties fo:text-align="center"/>
      <style:text-properties style:font-name="Tahoma" fo:font-size="200pt" fo:font-weight="bold" style:font-size-asian="200pt" style:font-weight-asian="bold" style:font-name-complex="Tahoma" style:font-size-complex="200pt" style:font-weight-complex="bold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/>
      <style:paragraph-properties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8" style:family="table-cell">
      <loext:graphic-properties draw:textarea-vertical-align="middle"/>
      <style:paragraph-properties style:text-autospace="none"/>
      <style:text-properties style:font-name="Tahoma" fo:font-size="180pt" style:font-size-asian="180pt" style:font-name-complex="Tahoma" style:font-size-complex="180pt"/>
    </style:style>
    <style:style style:name="ce9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0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style:font-size-asian="200pt" style:font-name-complex="Alvi Nastaleeq" style:font-size-complex="200pt"/>
    </style:style>
    <style:style style:name="ce11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12" style:family="table-cell">
      <loext:graphic-properties draw:textarea-vertical-align="middle"/>
      <style:paragraph-properties fo:text-align="center"/>
      <style:text-properties style:font-name="Tahoma" fo:font-size="180pt" style:font-size-asian="180pt" style:font-name-complex="Tahoma" style:font-size-complex="180pt"/>
    </style:style>
    <style:style style:name="ce13" style:family="table-cell">
      <loext:graphic-properties draw:textarea-vertical-align="middle"/>
      <style:paragraph-properties fo:text-align="center"/>
      <style:text-properties style:font-name="Tahoma" fo:font-size="200pt" style:font-size-asian="200pt" style:font-name-complex="Tahoma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Tahoma" style:font-size-complex="180pt" style:font-weight-complex="normal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5" style:family="paragraph">
      <style:paragraph-properties style:text-autospace="none"/>
      <style:text-properties style:font-name="Tahoma" fo:font-size="180pt" style:font-size-asian="180pt" style:font-name-complex="Tahoma" style:font-size-complex="180pt"/>
    </style:style>
    <style:style style:name="P6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text-align="center" style:writing-mode="rl-tb"/>
      <style:text-properties style:font-name="Alvi Nastaleeq" fo:font-size="200pt" style:font-size-asian="200pt" style:font-name-complex="Alvi Nastaleeq" style:font-size-complex="200pt"/>
    </style:style>
    <style:style style:name="P8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Tahoma" style:font-size-complex="180pt" style:font-weight-complex="normal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5" style:family="text">
      <style:text-properties style:font-name="Tahoma" fo:font-size="180pt" style:font-size-asian="180pt" style:font-name-complex="Tahoma" style:font-size-complex="180pt"/>
    </style:style>
    <style:style style:name="T6" style:family="text">
      <style:text-properties style:font-name="Alvi Nastaleeq" fo:font-size="200pt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17.832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1">
              <table:table-cell/>
              <table:table-cell table:number-columns-spanned="2">
                <text:p text:style-name="P1"><text:span text:style-name="T1">اے حر جوان کا لاشہ اٹھانا مشکل ہے</text:span><text:span text:style-name="T1"><text:line-break/></text:span><text:span text:style-name="T1">پسر کے سینے سے برچھی چھڑانا مشکل ہے</text:span></text:p>
              </table:table-cell>
              <table:covered-table-cell table:style-name="ce2"/>
              <table:table-cell table:style-name="ce2"/>
              <table:table-cell table:style-name="ce3" table:number-columns-spanned="2">
                <text:p text:style-name="P2"><text:span text:style-name="T2">Ae Hur jawaan ka laasha uthaana mushkil hai</text:span><text:span text:style-name="T2"><text:line-break/></text:span><text:span text:style-name="T2">Pisar ke seene se barchhi churaana mushkil hai</text:span></text:p>
              </table:table-cell>
              <table:covered-table-cell table:style-name="ce4"/>
              <table:table-cell table:style-name="ce5"/>
            </table:table-row>
            <table:table-row table:style-name="ro2" table:default-cell-style-name="ce6">
              <table:table-cell>
                <text:p text:style-name="P3"><text:span text:style-name="T3">2</text:span></text:p>
              </table:table-cell>
              <table:table-cell>
                <text:p text:style-name="P3"><text:span text:style-name="T3">جو حال ہونا ہے قاسم کا اُس کا حال نہ ہو</text:span><text:span text:style-name="T3"><text:line-break/></text:span><text:span text:style-name="T3">کہ تیرے لال کی میت تو پائمال نہ ہو</text:span><text:span text:style-name="T3"><text:line-break/></text:span><text:span text:style-name="T3">میں جانتا ہوں کہ ٹکڑے اٹھانا مشکل ہے </text:span></text:p>
              </table:table-cell>
              <table:table-cell>
                <text:p text:style-name="P3"><text:span text:style-name="T3">دلِ پَدر کی جو حالت ہے حر سمجھتا ہوں</text:span><text:span text:style-name="T3"><text:line-break/></text:span><text:span text:style-name="T3">تمھارے صبر کی لیکن میں داد دیتا ہوں</text:span><text:span text:style-name="T3"><text:line-break/></text:span><text:span text:style-name="T3">کہ جیسے تم یہاں آئے ہو آنا مشکل ہے</text:span></text:p>
              </table:table-cell>
              <table:table-cell>
                <text:p text:style-name="P3"><text:span text:style-name="T3">1</text:span></text:p>
              </table:table-cell>
              <table:table-cell table:style-name="ce7">
                <text:p text:style-name="P4"><text:span text:style-name="T4">Dil-e-padar ki jo haalat hai Hur samajhta hoon</text:span><text:span text:style-name="T4"><text:line-break/></text:span><text:span text:style-name="T4">Tumhaare sabr ki lekin main daad deta hoon</text:span><text:span text:style-name="T4"><text:line-break/></text:span><text:span text:style-name="T4">Ke jaise tum yahan aaye ho aana mushkil hai</text:span></text:p>
              </table:table-cell>
              <table:table-cell table:style-name="ce7">
                <text:p text:style-name="P4"><text:span text:style-name="T4">Jo haal hona hai Qasim ka us ka haal na ho</text:span><text:span text:style-name="T4"><text:line-break/></text:span><text:span text:style-name="T4">Ke tere laal ki mayyat to paayemaal na ho</text:span><text:span text:style-name="T4"><text:line-break/></text:span><text:span text:style-name="T4">Main jaanta hoon ke tukre uthaana mushkil hai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4</text:span></text:p>
              </table:table-cell>
              <table:table-cell>
                <text:p text:style-name="P3"><text:span text:style-name="T3">پکارا حر کا پسر رو کے اے شہِ عصمت</text:span><text:span text:style-name="T3"><text:line-break/></text:span><text:span text:style-name="T3">سلام کے لیے اٹھنے کی بھی نہیں ہمت</text:span><text:span text:style-name="T3"><text:line-break/></text:span><text:span text:style-name="T3">کہ پیاسے ہونٹوں سے مولا بلانا مشکل ہے</text:span></text:p>
              </table:table-cell>
              <table:table-cell>
                <text:p text:style-name="P3"><text:span text:style-name="T3">حسین کہتے تھے رو کر یہ، حر کے بیٹے سے</text:span><text:span text:style-name="T3"><text:line-break/></text:span><text:span text:style-name="T3">سمجھ رہا ہوں اذیت، تری مرے بچے</text:span><text:span text:style-name="T3"><text:line-break/></text:span><text:span text:style-name="T3">بُریدہ حلق سے یوں مُس</text:span><text:span text:style-name="T1">کرانا مشکل ہے</text:span><text:span text:style-name="T3"> </text:span></text:p>
              </table:table-cell>
              <table:table-cell>
                <text:p text:style-name="P3"><text:span text:style-name="T3">3</text:span></text:p>
              </table:table-cell>
              <table:table-cell table:style-name="ce8">
                <text:p text:style-name="P5"><text:span text:style-name="T5">Hussain kehte the ro kar ye ,Hur ke bete se</text:span><text:span text:style-name="T5"><text:line-break/></text:span><text:span text:style-name="T5">Samajh raha hoon aziyat, teri mere bachche</text:span><text:span text:style-name="T5"><text:line-break/></text:span><text:span text:style-name="T5">Bureeda halq se yun mus,kurana mushkil hai</text:span></text:p>
              </table:table-cell>
              <table:table-cell table:style-name="ce7">
                <text:p text:style-name="P4"><text:span text:style-name="T4">Pukaara Hur ka pisar ro ke ae Shah-e-Ismat</text:span><text:span text:style-name="T4"><text:line-break/></text:span><text:span text:style-name="T4">Salaam ke liye uthne ki bhi nahin himmat</text:span><text:span text:style-name="T4"><text:line-break/></text:span><text:span text:style-name="T4">Ke pyaase honton se Maula bulaana mushkil hai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6</text:span></text:p>
              </table:table-cell>
              <table:table-cell>
                <text:p text:style-name="P3"><text:span text:style-name="T3">یہ وقت کیسا ہے تم کو خبر نہیں بھائی</text:span><text:span text:style-name="T3"><text:line-break/></text:span><text:span text:style-name="T3">تمھارے ساتھ تمھاری بہن نہیں آئی</text:span><text:span text:style-name="T3"><text:line-break/></text:span><text:span text:style-name="T3">جگر کا زخم پھپھی کو دکھانا مشکل ہے</text:span></text:p>
              </table:table-cell>
              <table:table-cell>
                <text:p text:style-name="P3"><text:span text:style-name="T3">غریب باپ کا یہ امتحاں نہیں لوں گا</text:span><text:span text:style-name="T3"><text:line-break/></text:span><text:span text:style-name="T3">تمھارے لال کو کاندھوں پہ میں اٹھاؤں گا</text:span><text:span text:style-name="T3"><text:line-break/></text:span><text:span text:style-name="T3">اُٹھا کے لاش کو خیموں میں جانا مشکل ہے </text:span></text:p>
              </table:table-cell>
              <table:table-cell>
                <text:p text:style-name="P3"><text:span text:style-name="T3">5</text:span></text:p>
              </table:table-cell>
              <table:table-cell table:style-name="ce7">
                <text:p text:style-name="P4"><text:span text:style-name="T4">Ghareeb baap ka ye imtihaan nahin loonga</text:span><text:span text:style-name="T4"><text:line-break/></text:span><text:span text:style-name="T4">Tumhaare laal ko kandhon pe main uthaaoonga</text:span><text:span text:style-name="T4"><text:line-break/></text:span><text:span text:style-name="T4">Utha ke laash ko khemon mein jaana mushkil hai</text:span></text:p>
              </table:table-cell>
              <table:table-cell table:style-name="ce7">
                <text:p text:style-name="P4"><text:span text:style-name="T4">Ye waqt kaisa hai tum ko khabar nahin bhai</text:span><text:span text:style-name="T4"><text:line-break/></text:span><text:span text:style-name="T4">Tumhaare saath tumhaari behan nahin aayi</text:span><text:span text:style-name="T4"><text:line-break/></text:span><text:span text:style-name="T4">Jigar ka zakhm phuphi ko dikhana mushkil hai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8</text:span></text:p>
              </table:table-cell>
              <table:table-cell>
                <text:p text:style-name="P3"><text:span text:style-name="T3"><text:s/>یوں زرد چہرہ ہے جیسے کہ جاں نکلتی ہے</text:span><text:span text:style-name="T3"><text:line-break/></text:span><text:span text:style-name="T3">میں دیکھتا ہوں کمر تیری جھکتی جاتی ہے</text:span><text:span text:style-name="T3"><text:line-break/></text:span><text:span text:style-name="T3">ترے لیے یہ شہادت بھلانا مشکل ہے</text:span></text:p>
              </table:table-cell>
              <table:table-cell>
                <text:p text:style-name="P3"><text:span text:style-name="T3">تمھاری زوجہ کو زینب سنبھالتی بھیا</text:span><text:span text:style-name="T3"><text:line-break/></text:span><text:span text:style-name="T3">عجیب وقت ہے ماں کو بتائیں گے اعدا</text:span><text:span text:style-name="T3"><text:line-break/></text:span><text:span text:style-name="T3">جو باپ کے لیے ماں کو بتانا مشکل ہے</text:span></text:p>
              </table:table-cell>
              <table:table-cell>
                <text:p text:style-name="P3"><text:span text:style-name="T3">7</text:span></text:p>
              </table:table-cell>
              <table:table-cell table:style-name="ce7">
                <text:p text:style-name="P4"><text:span text:style-name="T4">Tumhaari zawja ko Zainab sambhalti bhaiya</text:span><text:span text:style-name="T4"><text:line-break/></text:span><text:span text:style-name="T4">Ajeeb waqt hai maa ko bataayenge a'da</text:span><text:span text:style-name="T4"><text:line-break/></text:span><text:span text:style-name="T4">Jo baap ke liye maa ko bataana mushkil hai</text:span></text:p>
              </table:table-cell>
              <table:table-cell table:style-name="ce7">
                <text:p text:style-name="P4"><text:span text:style-name="T4">Yun zard chehra hai jaise ke jaan nikalti hai</text:span><text:span text:style-name="T4"><text:line-break/></text:span><text:span text:style-name="T4">Main dekhta hoon kamar teri jhuk'ti jaati hai</text:span><text:span text:style-name="T4"><text:line-break/></text:span><text:span text:style-name="T4">Tere liye ye shahadat bhulana mushkil hai</text:span></text:p>
              </table:table-cell>
              <table:table-cell>
                <text:p text:style-name="P3"><text:span text:style-name="T3">8</text:span></text:p>
              </table:table-cell>
            </table:table-row>
            <table:table-row table:style-name="ro2" table:default-cell-style-name="ce10">
              <table:table-cell table:style-name="ce9"/>
              <table:table-cell table:style-name="ce9" table:number-columns-spanned="2">
                <text:p text:style-name="P6"><text:span text:style-name="T3"><text:s/>صدائیں آتی تھیں اکبر یہ حُر کے لاشے سے</text:span><text:span text:style-name="T3"><text:line-break/></text:span><text:span text:style-name="T3">اکیلے لاشہءِ اکبر اٹھاؤ گے کیسے</text:span><text:span text:style-name="T3"><text:line-break/></text:span><text:span text:style-name="T3">کہا تھا آپ نے میت اٹھانا مشکل ہے</text:span></text:p>
              </table:table-cell>
              <table:covered-table-cell/>
              <table:table-cell>
                <text:p text:style-name="P7"><text:span text:style-name="T6">9</text:span></text:p>
              </table:table-cell>
              <table:table-cell table:style-name="ce11" table:number-columns-spanned="2">
                <text:p text:style-name="P8"><text:span text:style-name="T4">Sadaayein aati theen Akbar ye Hur ke laashe se</text:span><text:span text:style-name="T4"><text:line-break/></text:span><text:span text:style-name="T4">Akele laasha-e-Akbar uthaaoge kaise</text:span><text:span text:style-name="T4"><text:line-break/></text:span><text:span text:style-name="T4">Kaha tha aap ne mayyat uthaana mushkil hai</text:span></text:p>
              </table:table-cell>
              <table:covered-table-cell table:style-name="ce12"/>
              <table:table-cell table:style-name="ce13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17.83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2:48:08.955817900</dc:date>
    <meta:editing-duration>PT34M49S</meta:editing-duration>
    <meta:editing-cycles>12</meta:editing-cycles>
    <meta:generator>LibreOffice/25.2.4.3$Windows_X86_64 LibreOffice_project/33e196637044ead23f5c3226cde09b47731f7e27</meta:generator>
    <meta:document-statistic meta:object-count="1"/>
  </office:meta>
</office:document-meta>
</file>